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Schola Math" svg:font-family="'TeX Gyre Schola Math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b0000" draw:fill-color="#fa8072" draw:textarea-horizontal-align="justify" draw:textarea-vertical-align="middle" draw:auto-grow-height="false" fo:min-height="0.75cm" fo:min-width="14.25cm"/>
    </style:style>
    <style:style style:name="gr2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6" style:family="graphic" style:parent-style-name="standard">
      <style:graphic-properties svg:stroke-color="#0000ff" draw:fill-color="#1e90ff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008000" draw:fill-color="#3cb371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04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svg:stroke-color="#8b0000" draw:fill-color="#fa8072" draw:textarea-horizontal-align="justify" draw:textarea-vertical-align="middle" draw:auto-grow-height="false" fo:min-height="0.75cm" fo:min-width="10.5cm"/>
    </style:style>
    <style:style style:name="gr14" style:family="graphic" style:parent-style-name="standard">
      <style:graphic-properties draw:stroke="none" svg:stroke-color="#000000" draw:fill="none" draw:fill-color="#ffffff" fo:min-height="0.7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53cm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b8860b" draw:fill-color="#b8860b" draw:textarea-horizontal-align="justify" draw:textarea-vertical-align="middle" draw:auto-grow-height="false" fo:min-height="0.25cm" fo:min-width="0cm"/>
    </style:style>
    <style:style style:name="gr19" style:family="graphic" style:parent-style-name="objectwithoutfill">
      <style:graphic-properties draw:stroke="solid" svg:stroke-width="0.106cm" svg:stroke-color="#ffd700" draw:marker-start-width="0.358cm" draw:marker-end="Extrémités_20_de_20_flèche_20_7" draw:marker-end-width="0.4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1" style:family="graphic" style:parent-style-name="standard">
      <style:graphic-properties svg:stroke-color="#b8860b" draw:fill-color="#b8860b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a807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eX Gyre Schola Math" fo:font-style="italic" style:font-style-asian="italic" style:font-style-complex="italic"/>
    </style:style>
    <style:style style:name="P4" style:family="paragraph">
      <loext:graphic-properties draw:fill-color="#1e90ff"/>
      <style:paragraph-properties fo:text-align="center"/>
    </style:style>
    <style:style style:name="P5" style:family="paragraph">
      <loext:graphic-properties draw:fill-color="#3cb371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tyle="normal" style:font-style-asian="normal" style:font-style-complex="normal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b8860b"/>
      <style:paragraph-properties fo:text-align="center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font-name="TeX Gyre Schola Math" fo:font-style="italic" style:font-style-asian="italic" style:font-style-complex="italic"/>
    </style:style>
    <style:style style:name="T2" style:family="text">
      <style:text-properties style:font-name="Liberation Serif" fo:font-style="normal" style:font-style-asian="normal" style:font-style-complex="normal"/>
    </style:style>
    <style:style style:name="T3" style:family="text">
      <style:text-properties style:text-position="-8% 58%" style:font-name="Liberation Serif" fo:font-style="normal" style:font-style-asian="normal" style:font-style-complex="normal"/>
    </style:style>
    <style:style style:name="T4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5cm" svg:height="1cm" svg:x="3.75cm" svg:y="7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cm" svg:y1="11.4cm" svg:x2="11.1cm" svg:y2="4.9cm">
          <text:p/>
        </draw:line>
        <draw:line draw:style-name="gr3" draw:text-style-name="P2" draw:layer="layout" svg:x1="2.5cm" svg:y1="8.2cm" svg:x2="20.25cm" svg:y2="8.2cm">
          <text:p/>
        </draw:line>
        <draw:frame draw:style-name="gr4" draw:text-style-name="P3" draw:layer="layout" svg:width="1.25cm" svg:height="1cm" svg:x="19.25cm" svg:y="7.45cm">
          <draw:text-box>
            <text:p><text:span text:style-name="T1">l</text:span></text:p>
          </draw:text-box>
        </draw:frame>
        <draw:line draw:style-name="gr5" draw:text-style-name="P2" draw:layer="layout" svg:x1="19.4cm" svg:y1="7.45cm" svg:x2="20.15cm" svg:y2="7.45cm">
          <text:p/>
        </draw:line>
        <draw:frame draw:style-name="gr4" draw:text-style-name="P3" draw:layer="layout" svg:width="1.25cm" svg:height="1cm" svg:x="11cm" svg:y="4.95cm">
          <draw:text-box>
            <text:p><text:span text:style-name="T1">t</text:span></text:p>
          </draw:text-box>
        </draw:frame>
        <draw:line draw:style-name="gr5" draw:text-style-name="P2" draw:layer="layout" svg:x1="11.2cm" svg:y1="5.05cm" svg:x2="11.95cm" svg:y2="5.05cm">
          <text:p/>
        </draw:line>
        <draw:custom-shape draw:style-name="gr6" draw:text-style-name="P4" draw:layer="layout" svg:width="1cm" svg:height="1cm" svg:x="3.7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8.85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13.05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16.753cm" svg:y="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cm" svg:height="0.954cm" svg:x="3.85cm" svg:y="6.746cm">
          <draw:text-box>
            <text:p><text:span text:style-name="T2">T</text:span></text:p>
          </draw:text-box>
        </draw:frame>
        <draw:frame draw:style-name="gr9" draw:text-style-name="P6" draw:layer="layout" svg:width="1.25cm" svg:height="1.656cm" svg:x="8.85cm" svg:y="6.746cm">
          <draw:text-box>
            <text:p><text:span text:style-name="T2">R</text:span><text:span text:style-name="T3">1</text:span></text:p>
          </draw:text-box>
        </draw:frame>
        <draw:frame draw:style-name="gr10" draw:text-style-name="P6" draw:layer="layout" svg:width="1.25cm" svg:height="1.004cm" svg:x="12.95cm" svg:y="6.746cm">
          <draw:text-box>
            <text:p><text:span text:style-name="T2">R</text:span><text:span text:style-name="T3">2</text:span></text:p>
          </draw:text-box>
        </draw:frame>
        <draw:frame draw:style-name="gr11" draw:text-style-name="P6" draw:layer="layout" svg:width="1.25cm" svg:height="0.954cm" svg:x="16.65cm" svg:y="6.746cm">
          <draw:text-box>
            <text:p><text:span text:style-name="T2">R</text:span><text:span text:style-name="T3">3</text:span></text:p>
          </draw:text-box>
        </draw:frame>
        <draw:custom-shape draw:style-name="gr12" draw:text-style-name="P7" draw:layer="layout" svg:width="1cm" svg:height="1cm" draw:transform="rotate (0.785398163397448) translate (10.393cm 8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465.53446553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1cm" svg:height="1cm" draw:transform="skewX (0.0010471975511966) rotate (1.57166899142089) translate (10.623cm 25.7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cm" svg:y1="23.601cm" svg:x2="11.1cm" svg:y2="17.101cm">
          <text:p/>
        </draw:line>
        <draw:line draw:style-name="gr3" draw:text-style-name="P2" draw:layer="layout" svg:x1="2.5cm" svg:y1="20.601cm" svg:x2="20.25cm" svg:y2="20.601cm">
          <text:p/>
        </draw:line>
        <draw:frame draw:style-name="gr4" draw:text-style-name="P3" draw:layer="layout" svg:width="1.25cm" svg:height="1cm" svg:x="19.25cm" svg:y="19.851cm">
          <draw:text-box>
            <text:p><text:span text:style-name="T1">l</text:span></text:p>
          </draw:text-box>
        </draw:frame>
        <draw:line draw:style-name="gr5" draw:text-style-name="P2" draw:layer="layout" svg:x1="19.4cm" svg:y1="19.851cm" svg:x2="20.15cm" svg:y2="19.851cm">
          <text:p/>
        </draw:line>
        <draw:frame draw:style-name="gr4" draw:text-style-name="P3" draw:layer="layout" svg:width="1.25cm" svg:height="1cm" svg:x="11cm" svg:y="17.351cm">
          <draw:text-box>
            <text:p><text:span text:style-name="T1">t</text:span></text:p>
          </draw:text-box>
        </draw:frame>
        <draw:line draw:style-name="gr5" draw:text-style-name="P2" draw:layer="layout" svg:x1="11.2cm" svg:y1="17.451cm" svg:x2="11.95cm" svg:y2="17.451cm">
          <text:p/>
        </draw:line>
        <draw:custom-shape draw:style-name="gr6" draw:text-style-name="P4" draw:layer="layout" svg:width="1cm" svg:height="1cm" svg:x="10.6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10.6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10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10.6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1cm" svg:height="0.954cm" svg:x="9.75cm" svg:y="24.796cm">
          <draw:text-box>
            <text:p><text:span text:style-name="T2">T</text:span></text:p>
          </draw:text-box>
        </draw:frame>
        <draw:frame draw:style-name="gr15" draw:text-style-name="P6" draw:layer="layout" svg:width="1.25cm" svg:height="0.954cm" svg:x="9.5cm" svg:y="21.4cm">
          <draw:text-box>
            <text:p><text:span text:style-name="T2">R</text:span><text:span text:style-name="T3">1</text:span></text:p>
          </draw:text-box>
        </draw:frame>
        <draw:frame draw:style-name="gr16" draw:text-style-name="P6" draw:layer="layout" svg:width="1.25cm" svg:height="0.954cm" svg:x="9.5cm" svg:y="18cm">
          <draw:text-box>
            <text:p><text:span text:style-name="T2">R</text:span><text:span text:style-name="T3">2</text:span></text:p>
          </draw:text-box>
        </draw:frame>
        <draw:frame draw:style-name="gr4" draw:text-style-name="P6" draw:layer="layout" svg:width="1.25cm" svg:height="1cm" svg:x="9.5cm" svg:y="15.25cm">
          <draw:text-box>
            <text:p><text:span text:style-name="T2">R</text:span><text:span text:style-name="T3">3</text:span></text:p>
          </draw:text-box>
        </draw:frame>
        <draw:custom-shape draw:style-name="gr17" draw:text-style-name="P7" draw:layer="layout" svg:width="1cm" svg:height="1cm" draw:transform="rotate (0.785398163397448) translate (10.393cm 20.60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465.53446553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0.5cm" svg:height="0.5cm" draw:transform="rotate (0.785398163397448) translate (11.553cm 9.661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277.844311377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1.9cm" svg:y1="9.65cm" svg:x2="11.1cm" svg:y2="8.2cm">
          <text:p/>
        </draw:line>
        <draw:frame draw:style-name="gr20" draw:text-style-name="P10" draw:layer="layout" svg:width="3.25cm" svg:height="0.755cm" svg:x="12cm" svg:y="9.75cm">
          <draw:text-box>
            <text:p text:style-name="P9"><text:span text:style-name="T4">Antenne GPS</text:span></text:p>
          </draw:text-box>
        </draw:frame>
        <draw:custom-shape draw:style-name="gr21" draw:text-style-name="P8" draw:layer="layout" svg:width="0.5cm" svg:height="0.5cm" draw:transform="rotate (0.785398163397448) translate (9.253cm 19.86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277.844311377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9.6cm" svg:y1="19.85cm" svg:x2="11.1cm" svg:y2="20.6cm">
          <text:p/>
        </draw:line>
        <draw:frame draw:style-name="gr20" draw:text-style-name="P10" draw:layer="layout" svg:width="3.25cm" svg:height="0.755cm" svg:x="6.5cm" svg:y="19cm">
          <draw:text-box>
            <text:p text:style-name="P9"><text:span text:style-name="T4">Antenne GP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Schola Math" svg:font-family="'TeX Gyre Schola Math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01T10:24:24.360007692</meta:creation-date>
    <dc:date>2025-08-12T16:27:52.049640635</dc:date>
    <meta:editing-duration>PT7M57S</meta:editing-duration>
    <meta:editing-cycles>3</meta:editing-cycles>
    <meta:generator>LibreOffice/7.3.7.2$Linux_X86_64 LibreOffice_project/30$Build-2</meta:generator>
    <meta:document-statistic meta:object-count="38"/>
  </office:meta>
</office:document-meta>
</file>